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B0000017BB3A45E714A5B5A2A.png" manifest:media-type="image/png"/>
  <manifest:file-entry manifest:full-path="Pictures/100004650000272A0000272A1F2BC296195DD4FE.svg" manifest:media-type="image/svg+xml"/>
  <manifest:file-entry manifest:full-path="Pictures/100002010000017B0000017BE870B8E01CEE9539.png" manifest:media-type="image/png"/>
  <manifest:file-entry manifest:full-path="Pictures/100004650000272A0000272AA23643C244A06B1B.svg" manifest:media-type="image/svg+xml"/>
  <manifest:file-entry manifest:full-path="Pictures/100004650000272A0000272AC95408E1E687A655.svg" manifest:media-type="image/svg+xml"/>
  <manifest:file-entry manifest:full-path="Pictures/100002010000017B0000017B57DF6964F62E17DE.png" manifest:media-type="image/png"/>
  <manifest:file-entry manifest:full-path="Pictures/100002010000017B0000017B6F269B0E4C6AE621.png" manifest:media-type="image/png"/>
  <manifest:file-entry manifest:full-path="Pictures/100002010000017B0000017BAF540B6508414F9D.png" manifest:media-type="image/png"/>
  <manifest:file-entry manifest:full-path="Pictures/100004650000272A0000272A3272B47F7E847FF8.svg" manifest:media-type="image/svg+xml"/>
  <manifest:file-entry manifest:full-path="Pictures/100004650000272A0000272A2A3CF048E214C840.svg" manifest:media-type="image/svg+xml"/>
  <manifest:file-entry manifest:full-path="Pictures/100002010000017B0000017B8F24B7CD26C87BD9.png" manifest:media-type="image/png"/>
  <manifest:file-entry manifest:full-path="Pictures/100004650000272A0000272ADC0887EE7E6C1EED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2807"/>
    </style:style>
    <style:style style:name="P2" style:family="paragraph" style:parent-style-name="Standard">
      <style:paragraph-properties fo:break-before="page"/>
      <style:text-properties officeooo:paragraph-rsid="000028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5075in" svg:y="1.1354in" svg:width="5.9098in" svg:height="5.9098in" draw:z-index="0"><draw:image xlink:href="Pictures/100004650000272A0000272ADC0887EE7E6C1EED.svg" xlink:type="simple" xlink:show="embed" xlink:actuate="onLoad" loext:mime-type="image/svg+xml"/><draw:image xlink:href="Pictures/100002010000017B0000017B8F24B7CD26C87BD9.png" xlink:type="simple" xlink:show="embed" xlink:actuate="onLoad" loext:mime-type="image/png"/></draw:frame></text:p>
      <text:p text:style-name="P2"><draw:frame draw:style-name="fr1" draw:name="Image2" text:anchor-type="char" svg:x="0.5075in" svg:y="1.3854in" svg:width="5.9098in" svg:height="5.9098in" draw:z-index="1"><draw:image xlink:href="Pictures/100004650000272A0000272A2A3CF048E214C840.svg" xlink:type="simple" xlink:show="embed" xlink:actuate="onLoad" loext:mime-type="image/svg+xml"/><draw:image xlink:href="Pictures/100002010000017B0000017BAF540B6508414F9D.png" xlink:type="simple" xlink:show="embed" xlink:actuate="onLoad" loext:mime-type="image/png"/></draw:frame></text:p>
      <text:p text:style-name="P2"><draw:frame draw:style-name="fr1" draw:name="Image3" text:anchor-type="char" svg:x="0.6154in" svg:y="1.8591in" svg:width="5.9098in" svg:height="5.9098in" draw:z-index="2"><draw:image xlink:href="Pictures/100004650000272A0000272A3272B47F7E847FF8.svg" xlink:type="simple" xlink:show="embed" xlink:actuate="onLoad" loext:mime-type="image/svg+xml"/><draw:image xlink:href="Pictures/100002010000017B0000017B57DF6964F62E17DE.png" xlink:type="simple" xlink:show="embed" xlink:actuate="onLoad" loext:mime-type="image/png"/></draw:frame></text:p>
      <text:p text:style-name="P2"><draw:frame draw:style-name="fr1" draw:name="Image4" text:anchor-type="char" svg:x="0.5701in" svg:y="1.4791in" svg:width="5.9098in" svg:height="5.9098in" draw:z-index="3"><draw:image xlink:href="Pictures/100004650000272A0000272AC95408E1E687A655.svg" xlink:type="simple" xlink:show="embed" xlink:actuate="onLoad" loext:mime-type="image/svg+xml"/><draw:image xlink:href="Pictures/100002010000017B0000017BE870B8E01CEE9539.png" xlink:type="simple" xlink:show="embed" xlink:actuate="onLoad" loext:mime-type="image/png"/></draw:frame></text:p>
      <text:p text:style-name="P2"><draw:frame draw:style-name="fr1" draw:name="Image5" text:anchor-type="char" svg:x="0.5701in" svg:y="1.6563in" svg:width="5.9098in" svg:height="5.9098in" draw:z-index="4"><draw:image xlink:href="Pictures/100004650000272A0000272AA23643C244A06B1B.svg" xlink:type="simple" xlink:show="embed" xlink:actuate="onLoad" loext:mime-type="image/svg+xml"/><draw:image xlink:href="Pictures/100002010000017B0000017B6F269B0E4C6AE621.png" xlink:type="simple" xlink:show="embed" xlink:actuate="onLoad" loext:mime-type="image/png"/></draw:frame></text:p>
      <text:p text:style-name="P2"><draw:frame draw:style-name="fr1" draw:name="Image6" text:anchor-type="char" svg:x="0.622in" svg:y="1.5in" svg:width="5.9098in" svg:height="5.9098in" draw:z-index="5"><draw:image xlink:href="Pictures/100004650000272A0000272A1F2BC296195DD4FE.svg" xlink:type="simple" xlink:show="embed" xlink:actuate="onLoad" loext:mime-type="image/svg+xml"/><draw:image xlink:href="Pictures/100002010000017B0000017BB3A45E714A5B5A2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14:42:46.494159231</meta:creation-date>
    <dc:date>2022-01-10T14:48:00.715563998</dc:date>
    <meta:editing-duration>PT5M14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6" meta:paragraph-count="0" meta:word-count="0" meta:character-count="0" meta:non-whitespace-character-count="0"/>
  </office:meta>
</office:document-meta>
</file>